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HelperField.append( char [ ] st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Optimize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MaxFieldLength( int maxFiel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rConfiguration.IndexerConfiguration( String analyzerClassname , String indexDirectory , int indexerMergeFactor , int indexerMaxFieldLength , int indexerOptimize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Index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reindex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uceneIndexTransformer.needToOptim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IndexTransformer.characters( char [ ] ch , int star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IndexHelperField(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.se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tartElement( String namespaceURI , String localName , String qName , Attributes att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dexHelperField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OptimizeFrequency( int optimize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ui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append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open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uceneIndexTransformer.open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Index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Index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.setAnalyzer( String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.endElement( String namespaceURI , String localName , String q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IndexHelperFiel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